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621" officeooo:paragraph-rsid="0012f621"/>
    </style:style>
    <style:style style:name="P2" style:family="paragraph" style:parent-style-name="Standard">
      <style:text-properties officeooo:rsid="0013429b" officeooo:paragraph-rsid="0013429b"/>
    </style:style>
    <style:style style:name="P3" style:family="paragraph" style:parent-style-name="Standard">
      <style:text-properties officeooo:rsid="0013a090" officeooo:paragraph-rsid="0013a090"/>
    </style:style>
    <style:style style:name="P4" style:family="paragraph" style:parent-style-name="Standard">
      <style:text-properties officeooo:rsid="0012f621" officeooo:paragraph-rsid="0012f621"/>
    </style:style>
    <style:style style:name="P5" style:family="paragraph" style:parent-style-name="Standard">
      <style:text-properties officeooo:rsid="001ff5b9" officeooo:paragraph-rsid="001ff5b9"/>
    </style:style>
    <style:style style:name="T1" style:family="text">
      <style:text-properties officeooo:rsid="0017d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I được Motorola đề xuất.</text:p>
      <text:p text:style-name="P1"/>
      <text:p text:style-name="P1"/>
      <text:p text:style-name="P1"/>
      <text:p text:style-name="P1">FIFO size tối đa là 64 bytes.</text:p>
      <text:p text:style-name="P1"/>
      <text:p text:style-name="P2">Nếu mà truyền quá 64 bytes, giả sử 83 bytes, nó sẽ được tách thành như sau:</text:p>
      <text:p text:style-name="P2"/>
      <text:p text:style-name="P3">Vì quá kích thước của FIFO bufer vì thế mà sẽ được xử lý truyền 2 lần: <text:span text:style-name="T1">1 lần 64 bytes, 1 lần 18 bytes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5:50:42.817598021</meta:creation-date>
    <meta:generator>LibreOffice/5.1.6.2$Linux_X86_64 LibreOffice_project/10m0$Build-2</meta:generator>
    <dc:date>2018-12-21T14:18:03.794893214</dc:date>
    <meta:editing-duration>PT10M9S</meta:editing-duration>
    <meta:editing-cycles>8</meta:editing-cycles>
    <meta:document-statistic meta:table-count="0" meta:image-count="0" meta:object-count="0" meta:page-count="1" meta:paragraph-count="4" meta:word-count="54" meta:character-count="232" meta:non-whitespace-character-count="182"/>
  </office:meta>
</office:document-meta>
</file>